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`V8_FINAL_CORRECTION_PLAN.md`</text:p>
      <text:p text:style-name="Standard"/>
      <text:p text:style-name="Standard">---</text:p>
      <text:p text:style-name="Standard"/>
      <text:p text:style-name="Standard">````md</text:p>
      <text:p text:style-name="Standard"># AI Orchestrator – V8 Final Correction &amp; Certification Plan</text:p>
      <text:p text:style-name="Standard"/>
      <text:p text:style-name="Standard">## Objectif</text:p>
      <text:p text:style-name="Standard">Finaliser la version **V8** de manière professionnelle, cohérente et certifiable.</text:p>
      <text:p text:style-name="Standard">Ce document liste **les écarts restants**, **les corrections obligatoires**, et **les critères de validation**.</text:p>
      <text:p text:style-name="Standard"/>
      <text:p text:style-name="Standard">Aucune fonctionnalité nouvelle n’est introduite.</text:p>
      <text:p text:style-name="Standard">Uniquement : normalisation, complétion, robustesse.</text:p>
      <text:p text:style-name="Standard"/>
      <text:p text:style-name="Standard">---</text:p>
      <text:p text:style-name="Standard"/>
      <text:p text:style-name="Standard">## 1. Contrat de Run – Normalisation Obligatoire</text:p>
      <text:p text:style-name="Standard"/>
      <text:p text:style-name="Standard">### 1.1 Structure Run (Source of Truth)</text:p>
      <text:p text:style-name="Standard"/>
      <text:p text:style-name="Standard">**État actuel :**</text:p>
      <text:p text:style-name="Standard">- Structure partiellement conforme</text:p>
      <text:p text:style-name="Standard">- Incohérences de nommage</text:p>
      <text:p text:style-name="Standard">- Champs manquants</text:p>
      <text:p text:style-name="Standard"/>
      <text:p text:style-name="Standard">**Structure V8 cible (OBLIGATOIRE) :**</text:p>
      <text:p text:style-name="Standard"/>
      <text:p text:style-name="Standard">```ts</text:p>
      <text:p text:style-name="Standard">Run {</text:p>
      <text:p text:style-name="Standard"><text:s text:c="2"/>run_id: string</text:p>
      <text:p text:style-name="Standard"><text:s text:c="2"/>conversation_id: string</text:p>
      <text:p text:style-name="Standard"/>
      <text:p text:style-name="Standard"><text:s text:c="2"/>status: RunStatus <text:s text:c="14"/>// PENDING | RUNNING | COMPLETE | FAILED</text:p>
      <text:p text:style-name="Standard"><text:s text:c="2"/>terminal: boolean <text:s text:c="14"/>// true si COMPLETE ou FAILED</text:p>
      <text:p text:style-name="Standard"/>
      <text:p text:style-name="Standard"><text:s text:c="2"/>startedAt: ISODateString</text:p>
      <text:p text:style-name="Standard"><text:s text:c="2"/>lastEventAt: ISODateString</text:p>
      <text:p text:style-name="Standard"><text:s text:c="2"/>endedAt: ISODateString | null</text:p>
      <text:p text:style-name="Standard"/>
      <text:p text:style-name="Standard"><text:s text:c="2"/>phases: {</text:p>
      <text:p text:style-name="Standard"><text:s text:c="4"/>[phaseName: string]: {</text:p>
      <text:p text:style-name="Standard"><text:s text:c="6"/>status: PhaseStatus <text:s text:c="8"/>// PENDING | RUNNING | COMPLETE | FAILED</text:p>
      <text:p text:style-name="Standard"><text:s text:c="6"/>startedAt: ISODateString</text:p>
      <text:p text:style-name="Standard"><text:s text:c="6"/>endedAt: ISODateString | null</text:p>
      <text:p text:style-name="Standard"><text:s text:c="4"/>}</text:p>
      <text:p text:style-name="Standard"><text:s text:c="2"/>}</text:p>
      <text:p text:style-name="Standard"/>
      <text:p text:style-name="Standard"><text:soft-page-break/><text:s text:c="2"/>thinking: string[] <text:s text:c="13"/>// renommage strict (ex-thinkingLog)</text:p>
      <text:p text:style-name="Standard"><text:s text:c="2"/>tools: ToolCall[]</text:p>
      <text:p text:style-name="Standard"><text:s text:c="2"/>verification: VerificationItem[]</text:p>
      <text:p text:style-name="Standard"/>
      <text:p text:style-name="Standard"><text:s text:c="2"/>watchdog: {</text:p>
      <text:p text:style-name="Standard"><text:s text:c="4"/>timerId: number | null</text:p>
      <text:p text:style-name="Standard"><text:s text:c="4"/>timeoutMs: number</text:p>
      <text:p text:style-name="Standard"><text:s text:c="4"/>lastHeartbeatAt: ISODateString</text:p>
      <text:p text:style-name="Standard"><text:s text:c="2"/>}</text:p>
      <text:p text:style-name="Standard">}</text:p>
      <text:p text:style-name="Standard">````</text:p>
      <text:p text:style-name="Standard"/>
      <text:p text:style-name="Standard">### Actions requises</text:p>
      <text:p text:style-name="Standard"/>
      <text:p text:style-name="Standard">* [ ] Ajouter `terminal` (booléen explicite)</text:p>
      <text:p text:style-name="Standard">* [ ] Ajouter `status` par phase</text:p>
      <text:p text:style-name="Standard">* [ ] Renommer :</text:p>
      <text:p text:style-name="Standard"/>
      <text:p text:style-name="Standard"><text:s text:c="2"/>* `thinkingLog[]` → `thinking[]`</text:p>
      <text:p text:style-name="Standard"><text:s text:c="2"/>* `startTime` → `startedAt`</text:p>
      <text:p text:style-name="Standard"><text:s text:c="2"/>* `lastEventTime` → `lastEventAt`</text:p>
      <text:p text:style-name="Standard"><text:s text:c="2"/>* `endTime` → `endedAt`</text:p>
      <text:p text:style-name="Standard">* [ ] Centraliser cette structure dans `runTypes.ts`</text:p>
      <text:p text:style-name="Standard"/>
      <text:p text:style-name="Standard">### Critère de validation</text:p>
      <text:p text:style-name="Standard"/>
      <text:p text:style-name="Standard">* Aucun champ dynamique ou implicite</text:p>
      <text:p text:style-name="Standard">* Tous les runs respectent strictement ce contrat</text:p>
      <text:p text:style-name="Standard"/>
      <text:p text:style-name="Standard">---</text:p>
      <text:p text:style-name="Standard"/>
      <text:p text:style-name="Standard">## 2. Watchdog – Complétion Fonctionnelle</text:p>
      <text:p text:style-name="Standard"/>
      <text:p text:style-name="Standard">### État actuel</text:p>
      <text:p text:style-name="Standard"/>
      <text:p text:style-name="Standard">* Timer présent</text:p>
      <text:p text:style-name="Standard">* Configuration absente</text:p>
      <text:p text:style-name="Standard">* Pas auto-documenté dans le run</text:p>
      <text:p text:style-name="Standard"/>
      <text:p text:style-name="Standard">### Correction requise</text:p>
      <text:p text:style-name="Standard"/>
      <text:p text:style-name="Standard">```ts</text:p>
      <text:p text:style-name="Standard">watchdog: {</text:p>
      <text:p text:style-name="Standard"><text:s text:c="2"/>timerId: number | null</text:p>
      <text:p text:style-name="Standard"><text:s text:c="2"/>timeoutMs: number <text:s text:c="13"/>// ex: 20000</text:p>
      <text:p text:style-name="Standard"><text:s text:c="2"/>lastHeartbeatAt: ISODateString</text:p>
      <text:p text:style-name="Standard">}</text:p>
      <text:p text:style-name="Standard">```</text:p>
      <text:p text:style-name="Standard"/>
      <text:p text:style-name="Standard"><text:soft-page-break/>### Actions</text:p>
      <text:p text:style-name="Standard"/>
      <text:p text:style-name="Standard">* [ ] Stocker `timeoutMs` dans chaque run</text:p>
      <text:p text:style-name="Standard">* [ ] Mettre à jour `lastHeartbeatAt` à chaque event WS</text:p>
      <text:p text:style-name="Standard">* [ ] Marquer run FAILED + terminal=true si timeout atteint</text:p>
      <text:p text:style-name="Standard">* [ ] Stopper watchdog à COMPLETE / FAILED</text:p>
      <text:p text:style-name="Standard"/>
      <text:p text:style-name="Standard">### Validation</text:p>
      <text:p text:style-name="Standard"/>
      <text:p text:style-name="Standard">* Run bloqué &gt; timeout ⇒ FAILED automatique</text:p>
      <text:p text:style-name="Standard">* Aucun watchdog zombie après changement de conversation</text:p>
      <text:p text:style-name="Standard"/>
      <text:p text:style-name="Standard">---</text:p>
      <text:p text:style-name="Standard"/>
      <text:p text:style-name="Standard">## 3. Backend Authority – Verrou Final</text:p>
      <text:p text:style-name="Standard"/>
      <text:p text:style-name="Standard">### Règle V8</text:p>
      <text:p text:style-name="Standard"/>
      <text:p text:style-name="Standard">&gt; **Le backend est la seule source légitime de `run_id`**</text:p>
      <text:p text:style-name="Standard"/>
      <text:p text:style-name="Standard">### Actions de vérification</text:p>
      <text:p text:style-name="Standard"/>
      <text:p text:style-name="Standard">* [ ] Aucun `run_id` généré côté frontend (sauf fallback HTTP documenté)</text:p>
      <text:p text:style-name="Standard">* [ ] Tous les events WS contiennent `run_id`</text:p>
      <text:p text:style-name="Standard">* [ ] Les events sans `run_id` sont ignorés + loggés</text:p>
      <text:p text:style-name="Standard"/>
      <text:p text:style-name="Standard">### Validation</text:p>
      <text:p text:style-name="Standard"/>
      <text:p text:style-name="Standard">* Test WS avec events malformés ⇒ aucun crash</text:p>
      <text:p text:style-name="Standard">* Aucun run fantôme possible</text:p>
      <text:p text:style-name="Standard"/>
      <text:p text:style-name="Standard">---</text:p>
      <text:p text:style-name="Standard"/>
      <text:p text:style-name="Standard">## 4. UI – État et Réalité</text:p>
      <text:p text:style-name="Standard"/>
      <text:p text:style-name="Standard">### Clarification importante</text:p>
      <text:p text:style-name="Standard"/>
      <text:p text:style-name="Standard">* **La V8 ne change PAS les couleurs par défaut**</text:p>
      <text:p text:style-name="Standard">* **La V8 change la structure, pas le thème**</text:p>
      <text:p text:style-name="Standard"/>
      <text:p text:style-name="Standard">### Ce qui DOIT changer visuellement</text:p>
      <text:p text:style-name="Standard"/>
      <text:p text:style-name="Standard">* [ ] Menu latéral V8 (Dashboard / Chat / Runs / Agents / Models / Tools / Audit / System)</text:p>
      <text:p text:style-name="Standard">* [ ] Page `/v8/chat` dédiée</text:p>
      <text:p text:style-name="Standard">* [ ] Page `/v8/runs` listant les runs</text:p>
      <text:p text:style-name="Standard">* [ ] RunInspector multi-run fonctionnel</text:p>
      <text:p text:style-name="Standard"/>
      <text:p text:style-name="Standard">### Ce qui est normal</text:p>
      <text:p text:style-name="Standard"/>
      <text:p text:style-name="Standard"><text:soft-page-break/>* `index.html` quasi inchangé</text:p>
      <text:p text:style-name="Standard">* Thème sombre identique</text:p>
      <text:p text:style-name="Standard">* Pas de redesign graphique majeur</text:p>
      <text:p text:style-name="Standard"/>
      <text:p text:style-name="Standard">---</text:p>
      <text:p text:style-name="Standard"/>
      <text:p text:style-name="Standard">## 5. Authentification – Blocage Actuel</text:p>
      <text:p text:style-name="Standard"/>
      <text:p text:style-name="Standard">### Problème observé</text:p>
      <text:p text:style-name="Standard"/>
      <text:p text:style-name="Standard">* UI affiche “Déconnecté”</text:p>
      <text:p text:style-name="Standard">* Aucun point d’entrée clair pour login</text:p>
      <text:p text:style-name="Standard"/>
      <text:p text:style-name="Standard">### Correction requise</text:p>
      <text:p text:style-name="Standard"/>
      <text:p text:style-name="Standard">* [ ] Bouton "Connexion" fonctionnel</text:p>
      <text:p text:style-name="Standard">* [ ] Redirection vers `/login`</text:p>
      <text:p text:style-name="Standard">* [ ] Store `auth.js` branché sur backend</text:p>
      <text:p text:style-name="Standard">* [ ] Token persisté (cookie ou localStorage)</text:p>
      <text:p text:style-name="Standard"/>
      <text:p text:style-name="Standard">### Validation</text:p>
      <text:p text:style-name="Standard"/>
      <text:p text:style-name="Standard">* Accès `/v8/*` sans auth ⇒ redirection login</text:p>
      <text:p text:style-name="Standard">* Accès après login ⇒ WS connecté</text:p>
      <text:p text:style-name="Standard"/>
      <text:p text:style-name="Standard">---</text:p>
      <text:p text:style-name="Standard"/>
      <text:p text:style-name="Standard">## 6. Tests – Certification V8</text:p>
      <text:p text:style-name="Standard"/>
      <text:p text:style-name="Standard">### Tests obligatoires (frontend)</text:p>
      <text:p text:style-name="Standard"/>
      <text:p text:style-name="Standard">* [ ] Multi-runs concurrents (≥ 3)</text:p>
      <text:p text:style-name="Standard">* [ ] Timeout watchdog par run</text:p>
      <text:p text:style-name="Standard">* [ ] WS disconnect / reconnect</text:p>
      <text:p text:style-name="Standard">* [ ] Refresh page sans crash</text:p>
      <text:p text:style-name="Standard">* [ ] Aucun `console.error`</text:p>
      <text:p text:style-name="Standard"/>
      <text:p text:style-name="Standard">### Tests backend attendus</text:p>
      <text:p text:style-name="Standard"/>
      <text:p text:style-name="Standard">* [ ] `run_id` unique garanti</text:p>
      <text:p text:style-name="Standard">* [ ] Événements WS ordonnés</text:p>
      <text:p text:style-name="Standard">* [ ] Aucune fuite mémoire de run</text:p>
      <text:p text:style-name="Standard"/>
      <text:p text:style-name="Standard">---</text:p>
      <text:p text:style-name="Standard"/>
      <text:p text:style-name="Standard">## 7. Documentation – Clôture V8</text:p>
      <text:p text:style-name="Standard"/>
      <text:p text:style-name="Standard">### Fichiers à mettre à jour</text:p>
      <text:p text:style-name="Standard"/>
      <text:p text:style-name="Standard"><text:soft-page-break/>* [ ] `MIGRATION_V8.md`</text:p>
      <text:p text:style-name="Standard">* [ ] `V8_CERTIFICATION.md`</text:p>
      <text:p text:style-name="Standard">* [ ] `README.md` (statut V8 = STABLE)</text:p>
      <text:p text:style-name="Standard"/>
      <text:p text:style-name="Standard">### Contenu minimum</text:p>
      <text:p text:style-name="Standard"/>
      <text:p text:style-name="Standard">* Architecture finale</text:p>
      <text:p text:style-name="Standard">* Contrat Run</text:p>
      <text:p text:style-name="Standard">* Limites connues</text:p>
      <text:p text:style-name="Standard">* Procédure de debug</text:p>
      <text:p text:style-name="Standard"/>
      <text:p text:style-name="Standard">---</text:p>
      <text:p text:style-name="Standard"/>
      <text:p text:style-name="Standard">## Verdict de Passage V8</text:p>
      <text:p text:style-name="Standard"/>
      <text:p text:style-name="Standard">### V8 est déclarée **PRODUCTION-READY** si et seulement si :</text:p>
      <text:p text:style-name="Standard"/>
      <text:p text:style-name="Standard">* [ ] Tous les points 1 → 7 sont validés</text:p>
      <text:p text:style-name="Standard">* [ ] Aucun TODO critique restant</text:p>
      <text:p text:style-name="Standard">* [ ] Aucun écart structurel non documenté</text:p>
      <text:p text:style-name="Standard">* [ ] Tests verts (frontend + backend)</text:p>
      <text:p text:style-name="Standard"/>
      <text:p text:style-name="Standard">---</text:p>
      <text:p text:style-name="Standard"/>
      <text:p text:style-name="Standard">**Statut actuel estimé :**</text:p>
      <text:p text:style-name="Standard">🟡 **V8 techniquement avancée mais NON certifiée**</text:p>
      <text:p text:style-name="Standard">→ corrections finales requises (structure + auth + watchdog)</text:p>
      <text:p text:style-name="Standard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CA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CA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1-29T19:33:20.021691403</meta:creation-date>
    <dc:date>2026-01-29T19:37:23.174634300</dc:date>
    <meta:editing-duration>PT4M3S</meta:editing-duration>
    <meta:editing-cycles>1</meta:editing-cycles>
    <meta:document-statistic meta:table-count="0" meta:image-count="0" meta:object-count="0" meta:page-count="5" meta:paragraph-count="149" meta:word-count="741" meta:character-count="4524" meta:non-whitespace-character-count="3782"/>
    <meta:generator>LibreOffice/25.8.3.2$Linux_X86_64 LibreOffice_project/580$Build-2</meta:generator>
  </office:meta>
</office:document-meta>
</file>